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9.56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9.431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8.466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8.466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958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958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6.942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7.45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.Sc.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.Sc. Technical Communication Fundamentals of Computer Science</text:span></text:p>
          </draw:text-box>
        </draw:frame>
        <draw:frame draw:style-name="gr61" draw:text-style-name="P15" draw:layer="layout" svg:width="10.061cm" svg:height="0.759cm" svg:x="4.216cm" svg:y="12.472cm">
          <draw:text-box>
            <text:p><text:span text:style-name="T8">Charlemagne College (Landgraaf, the Netherlands)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ociate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62" draw:text-style-name="P15" draw:layer="layout" svg:width="9.98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I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3" draw:text-style-name="P17" draw:layer="layout" svg:width="12.559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s://lisannesimons.eu/" xlink:type="simple">https://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1-01-10T14:04:18.414694926</dc:date>
    <meta:editing-duration>PT1H35M32S</meta:editing-duration>
    <meta:editing-cycles>20</meta:editing-cycles>
    <meta:document-statistic meta:object-count="266"/>
  </office:meta>
</office:document-meta>
</file>